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8000000C8BA13EFD178161548.jpg" manifest:media-type="image/jpeg"/>
  <manifest:file-entry manifest:full-path="Pictures/1000020100000384000003A0493644631977F93B.png" manifest:media-type="image/png"/>
  <manifest:file-entry manifest:full-path="Pictures/10000201000002580000012C509DC910F95B13BC.png" manifest:media-type="image/png"/>
  <manifest:file-entry manifest:full-path="Pictures/100002010000019000000184A3CC03E3FF5D673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108cm" svg:height="13.685cm" svg:x="3.912cm" svg:y="7.221cm">
          <draw:image xlink:href="Pictures/100002010000019000000184A3CC03E3FF5D6737.png" xlink:type="simple" xlink:show="embed" xlink:actuate="onLoad">
            <text:p/>
          </draw:image>
        </draw:frame>
        <draw:frame draw:style-name="gr1" draw:text-style-name="P1" draw:layer="layout" svg:width="2.54cm" svg:height="2.642cm" svg:x="6.207cm" svg:y="10.296cm">
          <draw:image xlink:href="Pictures/1000020100000384000003A0493644631977F93B.png" xlink:type="simple" xlink:show="embed" xlink:actuate="onLoad">
            <text:p/>
          </draw:image>
        </draw:frame>
        <draw:frame draw:style-name="gr1" draw:text-style-name="P1" draw:layer="layout" svg:width="2.54cm" svg:height="2.642cm" svg:x="9.509cm" svg:y="8.645cm">
          <draw:image xlink:href="Pictures/1000020100000384000003A0493644631977F93B.png" xlink:type="simple" xlink:show="embed" xlink:actuate="onLoad">
            <text:p/>
          </draw:image>
        </draw:frame>
        <draw:frame draw:style-name="gr1" draw:text-style-name="P1" draw:layer="layout" svg:width="2.54cm" svg:height="2.642cm" svg:x="12.811cm" svg:y="10.296cm">
          <draw:image xlink:href="Pictures/1000020100000384000003A0493644631977F93B.png" xlink:type="simple" xlink:show="embed" xlink:actuate="onLoad">
            <text:p/>
          </draw:image>
        </draw:frame>
        <draw:frame draw:style-name="gr1" draw:text-style-name="P1" draw:layer="layout" svg:width="2.54cm" svg:height="2.642cm" svg:x="5.564cm" svg:y="14.033cm">
          <draw:image xlink:href="Pictures/1000020100000384000003A0493644631977F93B.png" xlink:type="simple" xlink:show="embed" xlink:actuate="onLoad">
            <text:p/>
          </draw:image>
        </draw:frame>
        <draw:frame draw:style-name="gr1" draw:text-style-name="P1" draw:layer="layout" svg:width="2.54cm" svg:height="2.642cm" svg:x="7.604cm" svg:y="16.956cm">
          <draw:image xlink:href="Pictures/1000020100000384000003A0493644631977F93B.png" xlink:type="simple" xlink:show="embed" xlink:actuate="onLoad">
            <text:p/>
          </draw:image>
        </draw:frame>
        <draw:frame draw:style-name="gr1" draw:text-style-name="P1" draw:layer="layout" svg:width="2.54cm" svg:height="2.642cm" svg:x="11.668cm" svg:y="17.108cm">
          <draw:image xlink:href="Pictures/1000020100000384000003A0493644631977F93B.png" xlink:type="simple" xlink:show="embed" xlink:actuate="onLoad">
            <text:p/>
          </draw:image>
        </draw:frame>
        <draw:frame draw:style-name="gr1" draw:text-style-name="P1" draw:layer="layout" svg:width="2.54cm" svg:height="2.642cm" svg:x="13.954cm" svg:y="14.208cm">
          <draw:image xlink:href="Pictures/1000020100000384000003A0493644631977F93B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2" draw:text-style-name="P2" draw:layer="layout" svg:width="10.032cm" svg:height="5.016cm" svg:x="2.144cm" svg:y="8.938cm">
          <draw:image xlink:href="Pictures/10000201000002580000012C509DC910F95B13BC.png" xlink:type="simple" xlink:show="embed" xlink:actuate="onLoad">
            <text:p/>
          </draw:image>
        </draw:frame>
        <draw:frame draw:style-name="gr2" draw:text-style-name="P2" draw:layer="layout" svg:width="5.291cm" svg:height="5.291cm" svg:x="8.663cm" svg:y="10.441cm">
          <draw:image xlink:href="Pictures/10000000000000C8000000C8BA13EFD178161548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h berkus</meta:initial-creator>
    <meta:creation-date>2017-12-04T12:50:40.830966018</meta:creation-date>
    <dc:date>2017-12-08T14:41:11.896419787</dc:date>
    <dc:creator>Josh berkus</dc:creator>
    <meta:editing-duration>PT12M2S</meta:editing-duration>
    <meta:editing-cycles>2</meta:editing-cycles>
    <meta:generator>LibreOffice/5.2.7.2$Linux_X86_64 LibreOffice_project/20$Build-2</meta:generator>
    <meta:document-statistic meta:object-count="10"/>
  </office:meta>
</office:document-meta>
</file>